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during</text:span><text:span text:style-name="T1_2"><text:s/></text:span><text:span text:style-name="T1_3">training</text:span><text:span text:style-name="T1_4"><text:s/></text:span><text:span text:style-name="T1_5">cycle</text:span><text:span text:style-name="T1_6"><text:s/><text:tab/>,<text:s/></text:span><text:span text:style-name="T1_7">train</text:span><text:span text:style-name="T1_8"><text:s/></text:span><text:span text:style-name="T1_9">error</text:span><text:span text:style-name="T1_10"><text:s/>,<text:s text:c="2"/></text:span><text:span text:style-name="T1_11">test</text:span><text:span text:style-name="T1_12"><text:s/></text:span><text:span text:style-name="T1_13">error</text:span><text:span text:style-name="T1_14"><text:s/>,<text:s text:c="3"/>100</text:span></text:p>
      <text:p text:style-name="P2"><text:span text:style-name="T2_1">11<text:s text:c="3"/>,<text:tab/>3.35666,<text:s text:c="3"/>1.30009</text:span></text:p>
      <text:p text:style-name="P3"><text:span text:style-name="T3_1">21<text:s text:c="3"/>,<text:tab/>3.677493,<text:s text:c="3"/>1.352768</text:span></text:p>
      <text:p text:style-name="P4"><text:span text:style-name="T4_1">31<text:s text:c="3"/>,<text:tab/>3.255588,<text:s text:c="3"/>1.307201</text:span></text:p>
      <text:p text:style-name="P5"><text:span text:style-name="T5_1">41<text:s text:c="3"/>,<text:tab/>3.125118,<text:s text:c="3"/>1.251497</text:span></text:p>
      <text:p text:style-name="P6"><text:span text:style-name="T6_1">51<text:s text:c="3"/>,<text:tab/>3.131531,<text:s text:c="3"/>1.185797</text:span></text:p>
      <text:p text:style-name="P7"><text:span text:style-name="T7_1">61<text:s text:c="3"/>,<text:tab/>3.316485,<text:s text:c="3"/>1.252789</text:span></text:p>
      <text:p text:style-name="P8"><text:span text:style-name="T8_1">71<text:s text:c="3"/>,<text:tab/>3.170451,<text:s text:c="3"/>1.243554</text:span></text:p>
      <text:p text:style-name="P9"><text:span text:style-name="T9_1">81<text:s text:c="3"/>,<text:tab/>3.253565,<text:s text:c="3"/>1.265397</text:span></text:p>
      <text:p text:style-name="P10"><text:span text:style-name="T10_1">91<text:s text:c="3"/>,<text:tab/>3.036904,<text:s text:c="3"/>1.288794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